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stevenlovegrove/Pangolin" text:style-name="Internet_20_link" text:visited-style-name="Visited_20_Internet_20_Link">https://github.com/stevenlovegrove/Pangoli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40:37.964335012</meta:creation-date>
    <dc:date>2019-06-06T14:40:51.038398815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5.1.6.2$Linux_X86_64 LibreOffice_project/10m0$Build-2</meta:generator>
  </office:meta>
</office:document-meta>
</file>